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2826f" officeooo:paragraph-rsid="0012826f" style:font-size-asian="12pt" style:font-size-complex="12pt"/>
    </style:style>
    <style:style style:name="P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2f897" officeooo:paragraph-rsid="0012f897" style:font-size-asian="12pt" style:font-size-complex="12pt"/>
    </style:style>
    <style:style style:name="T1" style:family="text">
      <style:text-properties officeooo:rsid="0012f897"/>
    </style:style>
    <style:style style:name="T2" style:family="text">
      <style:text-properties officeooo:rsid="00152d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* </text:span>Безопасность жизнедеятельности</text:p>
      <text:p text:style-name="P1">*.<text:span text:style-name="T1">1 </text:span>Анализ опасных и вредных производственных факторов на рабочем месте</text:p>
      <text:p text:style-name="P2"><text:span text:style-name="T2">Опасным называется п</text:span>роизводственный фактор, воздействие которого на работающего человека в определённых условиях приводит к травме или другому внезапному резкому ухудшению здоровья.</text:p>
      <text:p text:style-name="P1">*.<text:span text:style-name="T1">2 </text:span>Освещение</text:p>
      <text:p text:style-name="P1">*.<text:span text:style-name="T1">3 </text:span>Микроклимат</text:p>
      <text:p text:style-name="P1">*.<text:span text:style-name="T1">4 </text:span>Электробезопасность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4:53:11.764928881</dc:date>
    <meta:editing-duration>PT4M19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" meta:paragraph-count="6" meta:word-count="40" meta:character-count="335" meta:non-whitespace-character-count="301"/>
  </office:meta>
</office:document-meta>
</file>